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250.36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31.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67319260537624" calcext:value-type="float">
            <text:p>0.006673192605376</text:p>
          </table:table-cell>
          <table:table-cell office:value-type="float" office:value="221067.03125" calcext:value-type="float">
            <text:p>221067.03125</text:p>
          </table:table-cell>
          <table:table-cell office:value-type="float" office:value="0.0561331175267697" calcext:value-type="float">
            <text:p>0.05613311752677</text:p>
          </table:table-cell>
          <table:table-cell office:value-type="float" office:value="3362" calcext:value-type="float">
            <text:p>3362</text:p>
          </table:table-cell>
          <table:table-cell office:value-type="float" office:value="125.509760856628" calcext:value-type="float">
            <text:p>125.509760856628</text:p>
          </table:table-cell>
          <table:table-cell table:style-name="ce1" office:value-type="string" calcext:value-type="string">
            <text:p>5_B_exp32</text:p>
          </table:table-cell>
          <table:table-cell table:style-name="ce1" office:value-type="string" calcext:value-type="string">
            <text:p>5_B.v1.l1.ds0.l_combo6.ds_combo1.idays60.odays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15241629630327" calcext:value-type="float">
            <text:p>0.021524162963033</text:p>
          </table:table-cell>
          <table:table-cell office:value-type="float" office:value="256910.21875" calcext:value-type="float">
            <text:p>256910.21875</text:p>
          </table:table-cell>
          <table:table-cell office:value-type="float" office:value="0.109203405678272" calcext:value-type="float">
            <text:p>0.109203405678272</text:p>
          </table:table-cell>
          <table:table-cell office:value-type="float" office:value="2056" calcext:value-type="float">
            <text:p>2056</text:p>
          </table:table-cell>
          <table:table-cell office:value-type="float" office:value="83.6000401973724" calcext:value-type="float">
            <text:p>83.6000401973724</text:p>
          </table:table-cell>
          <table:table-cell office:value-type="string" calcext:value-type="string">
            <text:p>5_B_exp8</text:p>
          </table:table-cell>
          <table:table-cell office:value-type="string" calcext:value-type="string">
            <text:p>5_B.v1.l1.ds0.l_combo10.ds_combo1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703297089785338" calcext:value-type="float">
            <text:p>0.007032970897853</text:p>
          </table:table-cell>
          <table:table-cell office:value-type="float" office:value="20.0145988464355" calcext:value-type="float">
            <text:p>20.0145988464355</text:p>
          </table:table-cell>
          <table:table-cell office:value-type="float" office:value="0.0571028590202332" calcext:value-type="float">
            <text:p>0.057102859020233</text:p>
          </table:table-cell>
          <table:table-cell office:value-type="float" office:value="3362" calcext:value-type="float">
            <text:p>3362</text:p>
          </table:table-cell>
          <table:table-cell office:value-type="float" office:value="123.563091278076" calcext:value-type="float">
            <text:p>123.563091278076</text:p>
          </table:table-cell>
          <table:table-cell table:style-name="ce1" office:value-type="string" calcext:value-type="string">
            <text:p>5_J_exp32</text:p>
          </table:table-cell>
          <table:table-cell table:style-name="ce1" office:value-type="string" calcext:value-type="string">
            <text:p>5_J.v1.l1.ds0.l_combo6.ds_combo1.idays60.odays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27354876697063" calcext:value-type="float">
            <text:p>0.022735487669706</text:p>
          </table:table-cell>
          <table:table-cell office:value-type="float" office:value="417797.15625" calcext:value-type="float">
            <text:p>417797.15625</text:p>
          </table:table-cell>
          <table:table-cell office:value-type="float" office:value="0.112984150648117" calcext:value-type="float">
            <text:p>0.112984150648117</text:p>
          </table:table-cell>
          <table:table-cell office:value-type="float" office:value="2056" calcext:value-type="float">
            <text:p>2056</text:p>
          </table:table-cell>
          <table:table-cell office:value-type="float" office:value="83.7333354949951" calcext:value-type="float">
            <text:p>83.7333354949951</text:p>
          </table:table-cell>
          <table:table-cell office:value-type="string" calcext:value-type="string">
            <text:p>5_J_exp8</text:p>
          </table:table-cell>
          <table:table-cell office:value-type="string" calcext:value-type="string">
            <text:p>5_J.v1.l1.ds0.l_combo10.ds_combo1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80405739694834" calcext:value-type="float">
            <text:p>0.006804057396948</text:p>
          </table:table-cell>
          <table:table-cell office:value-type="float" office:value="169219.03125" calcext:value-type="float">
            <text:p>169219.03125</text:p>
          </table:table-cell>
          <table:table-cell office:value-type="float" office:value="0.059534028172493" calcext:value-type="float">
            <text:p>0.059534028172493</text:p>
          </table:table-cell>
          <table:table-cell office:value-type="float" office:value="3362" calcext:value-type="float">
            <text:p>3362</text:p>
          </table:table-cell>
          <table:table-cell office:value-type="float" office:value="129.686345815659" calcext:value-type="float">
            <text:p>129.686345815659</text:p>
          </table:table-cell>
          <table:table-cell table:style-name="ce1" office:value-type="string" calcext:value-type="string">
            <text:p>5_V_exp8</text:p>
          </table:table-cell>
          <table:table-cell table:style-name="ce1" office:value-type="string" calcext:value-type="string">
            <text:p>5_V.v1.l1.ds0.l_combo6.ds_combo1.idays6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24040132015944" calcext:value-type="float">
            <text:p>0.022404013201594</text:p>
          </table:table-cell>
          <table:table-cell office:value-type="float" office:value="228387.53125" calcext:value-type="float">
            <text:p>228387.53125</text:p>
          </table:table-cell>
          <table:table-cell office:value-type="float" office:value="0.11123064905405" calcext:value-type="float">
            <text:p>0.11123064905405</text:p>
          </table:table-cell>
          <table:table-cell office:value-type="float" office:value="2056" calcext:value-type="float">
            <text:p>2056</text:p>
          </table:table-cell>
          <table:table-cell office:value-type="float" office:value="84.4411358833313" calcext:value-type="float">
            <text:p>84.4411358833313</text:p>
          </table:table-cell>
          <table:table-cell office:value-type="string" calcext:value-type="string">
            <text:p>5_V_exp32</text:p>
          </table:table-cell>
          <table:table-cell office:value-type="string" calcext:value-type="string">
            <text:p>5_V.v1.l1.ds0.l_combo10.ds_combo1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739891175180674" calcext:value-type="float">
            <text:p>0.007398911751807</text:p>
          </table:table-cell>
          <table:table-cell office:value-type="float" office:value="17.606840133667" calcext:value-type="float">
            <text:p>17.606840133667</text:p>
          </table:table-cell>
          <table:table-cell office:value-type="float" office:value="0.0598268881440163" calcext:value-type="float">
            <text:p>0.059826888144016</text:p>
          </table:table-cell>
          <table:table-cell office:value-type="float" office:value="3362" calcext:value-type="float">
            <text:p>3362</text:p>
          </table:table-cell>
          <table:table-cell office:value-type="float" office:value="86.8470938205719" calcext:value-type="float">
            <text:p>86.8470938205719</text:p>
          </table:table-cell>
          <table:table-cell table:style-name="ce1" office:value-type="string" calcext:value-type="string">
            <text:p>5_M_exp64</text:p>
          </table:table-cell>
          <table:table-cell table:style-name="ce1" office:value-type="string" calcext:value-type="string">
            <text:p>5_M.v1.l1.ds0.l_combo6.ds_combo1.idays60.odays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19628252089024" calcext:value-type="float">
            <text:p>0.021962825208902</text:p>
          </table:table-cell>
          <table:table-cell office:value-type="float" office:value="956745.25" calcext:value-type="float">
            <text:p>956745.25</text:p>
          </table:table-cell>
          <table:table-cell office:value-type="float" office:value="0.109038129448891" calcext:value-type="float">
            <text:p>0.109038129448891</text:p>
          </table:table-cell>
          <table:table-cell office:value-type="float" office:value="3354" calcext:value-type="float">
            <text:p>3354</text:p>
          </table:table-cell>
          <table:table-cell office:value-type="float" office:value="120.819415569305" calcext:value-type="float">
            <text:p>120.819415569305</text:p>
          </table:table-cell>
          <table:table-cell office:value-type="string" calcext:value-type="string">
            <text:p>5_M_exp8</text:p>
          </table:table-cell>
          <table:table-cell office:value-type="string" calcext:value-type="string">
            <text:p>5_M.v1.l1.ds0.l_combo5.ds_combo1.idays60.odays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0:25:32.064453054</dc:date>
    <meta:editing-duration>PT1H30M59S</meta:editing-duration>
    <meta:editing-cycles>1</meta:editing-cycles>
    <meta:document-statistic meta:table-count="1" meta:cell-count="179" meta:object-count="0"/>
    <meta:generator>LibreOffice/6.0.7.3$Linux_X86_64 LibreOffice_project/00m0$Build-3</meta:generator>
  </office:meta>
</office:document-meta>
</file>